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officeooo:rsid="001740ab" officeooo:paragraph-rsid="001740ab" fo:background-color="#ffff00" style:font-size-asian="10pt" style:font-size-complex="10pt"/>
    </style:style>
    <style:style style:name="P2" style:family="paragraph" style:parent-style-name="Standard">
      <style:text-properties style:font-name="Calibri" fo:font-size="10pt" officeooo:rsid="001a7da9" officeooo:paragraph-rsid="001a7da9" fo:background-color="#ffff00" style:font-size-asian="10pt" style:font-size-complex="10pt"/>
    </style:style>
    <style:style style:name="P3" style:family="paragraph" style:parent-style-name="Standard">
      <style:text-properties style:font-name="Calibri" fo:font-size="10pt" officeooo:rsid="001740ab" officeooo:paragraph-rsid="001740ab" style:font-size-asian="10pt" style:font-size-complex="10pt"/>
    </style:style>
    <style:style style:name="P4" style:family="paragraph" style:parent-style-name="Standard">
      <style:text-properties style:font-name="Calibri" fo:font-size="10pt" officeooo:paragraph-rsid="001740ab" style:font-size-asian="10pt" style:font-size-complex="10pt"/>
    </style:style>
    <style:style style:name="P5" style:family="paragraph" style:parent-style-name="Standard">
      <style:text-properties style:font-name="Calibri" fo:font-size="10pt" fo:language="zxx" fo:country="none" officeooo:rsid="001a7da9" officeooo:paragraph-rsid="001a7da9" fo:background-color="#ffff00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style:font-name="Calibri" fo:font-size="10pt" officeooo:rsid="001740ab" officeooo:paragraph-rsid="001740ab" fo:background-color="#ffff00" style:font-size-asian="10pt" style:font-size-complex="10pt"/>
    </style:style>
    <style:style style:name="P7" style:family="paragraph" style:parent-style-name="Standard" style:list-style-name="L7">
      <style:text-properties style:font-name="Calibri" fo:font-size="10pt" officeooo:rsid="001a7da9" officeooo:paragraph-rsid="001a7da9" style:font-size-asian="10pt" style:font-size-complex="10pt"/>
    </style:style>
    <style:style style:name="P8" style:family="paragraph" style:parent-style-name="Standard" style:list-style-name="L10">
      <style:text-properties style:font-name="Calibri" fo:font-size="10pt" officeooo:rsid="001a7da9" officeooo:paragraph-rsid="001a7da9" style:font-size-asian="10pt" style:font-size-complex="10pt"/>
    </style:style>
    <style:style style:name="P9" style:family="paragraph" style:parent-style-name="Standard">
      <style:text-properties style:font-name="Calibri" fo:font-size="10pt" officeooo:rsid="001740ab" officeooo:paragraph-rsid="001740ab" fo:background-color="#ffd428" style:font-size-asian="10pt" style:font-size-complex="10pt"/>
    </style:style>
    <style:style style:name="P10" style:family="paragraph" style:parent-style-name="Standard">
      <style:text-properties style:font-name="Calibri" fo:font-size="10pt" officeooo:rsid="001740ab" officeooo:paragraph-rsid="001740ab" fo:background-color="#81d41a" style:font-size-asian="10pt" style:font-size-complex="10pt"/>
    </style:style>
    <style:style style:name="P11" style:family="paragraph" style:parent-style-name="Standard" style:list-style-name="L6">
      <style:text-properties fo:color="#c9211e" style:font-name="Calibri" fo:font-size="10pt" officeooo:rsid="001a7da9" officeooo:paragraph-rsid="001a7da9" style:font-size-asian="10pt" style:font-size-complex="10pt"/>
    </style:style>
    <style:style style:name="P12" style:family="paragraph" style:parent-style-name="Standard" style:list-style-name="L7">
      <style:text-properties fo:color="#c9211e" style:font-name="Calibri" fo:font-size="10pt" officeooo:rsid="001a7da9" officeooo:paragraph-rsid="001a7da9" style:font-size-asian="10pt" style:font-size-complex="10pt"/>
    </style:style>
    <style:style style:name="P13" style:family="paragraph" style:parent-style-name="Standard" style:list-style-name="L3">
      <style:text-properties fo:color="#c9211e" style:font-name="Calibri" fo:font-size="10pt" officeooo:rsid="0018afe8" officeooo:paragraph-rsid="001a7da9" style:font-size-asian="10pt" style:font-size-complex="10pt"/>
    </style:style>
    <style:style style:name="P14" style:family="paragraph" style:parent-style-name="Standard" style:list-style-name="L2">
      <style:text-properties fo:color="#c9211e" style:font-name="Calibri" fo:font-size="10pt" officeooo:rsid="001a7da9" officeooo:paragraph-rsid="001a7da9" fo:background-color="#ffd428" style:font-size-asian="10pt" style:font-size-complex="10pt"/>
    </style:style>
    <style:style style:name="P15" style:family="paragraph" style:parent-style-name="Standard" style:list-style-name="L1">
      <style:text-properties fo:color="#c9211e" style:font-name="Calibri" fo:font-size="10pt" officeooo:rsid="001a7da9" officeooo:paragraph-rsid="001a7da9" fo:background-color="#ffd428" style:font-size-asian="10pt" style:font-size-complex="10pt"/>
    </style:style>
    <style:style style:name="P16" style:family="paragraph" style:parent-style-name="Standard" style:list-style-name="L7">
      <style:text-properties fo:color="#c9211e" style:font-name="Calibri" fo:font-size="10pt" officeooo:rsid="001a7da9" officeooo:paragraph-rsid="001a7da9" fo:background-color="#ffd428" style:font-size-asian="10pt" style:font-size-complex="10pt"/>
    </style:style>
    <style:style style:name="P17" style:family="paragraph" style:parent-style-name="Standard" style:list-style-name="L2">
      <style:text-properties fo:color="#c9211e" style:font-name="Calibri" fo:font-size="10pt" officeooo:rsid="001740ab" officeooo:paragraph-rsid="001a7da9" fo:background-color="#81d41a" style:font-size-asian="10pt" style:font-size-complex="10pt"/>
    </style:style>
    <style:style style:name="P18" style:family="paragraph" style:parent-style-name="Standard" style:list-style-name="L3">
      <style:text-properties fo:color="#c9211e" style:text-outline="false" style:text-line-through-style="none" style:text-line-through-type="none" style:font-name="Calibri" fo:font-size="10pt" fo:font-style="normal" fo:text-shadow="none" style:text-underline-style="none" fo:font-weight="bold" officeooo:rsid="0018afe8" officeooo:paragraph-rsid="001a7da9" style:font-size-asian="10pt" style:font-style-asian="normal" style:font-weight-asian="bold" style:font-size-complex="10pt" style:text-emphasize="none"/>
    </style:style>
    <style:style style:name="P19" style:family="paragraph" style:parent-style-name="Standard" style:list-style-name="L3">
      <style:text-properties fo:color="#c9211e" style:text-outline="false" style:text-line-through-style="none" style:text-line-through-type="none" style:font-name="Calibri" fo:font-size="10pt" fo:font-style="normal" fo:text-shadow="none" style:text-underline-style="none" fo:font-weight="bold" officeooo:rsid="001a7da9" officeooo:paragraph-rsid="001a7da9" style:font-size-asian="10pt" style:font-style-asian="normal" style:font-weight-asian="bold" style:font-size-complex="10pt" style:text-emphasize="none"/>
    </style:style>
    <style:style style:name="P20" style:family="paragraph" style:parent-style-name="Standard" style:list-style-name="L4">
      <style:text-properties fo:color="#c9211e" style:text-outline="false" style:text-line-through-style="none" style:text-line-through-type="none" style:font-name="Calibri" fo:font-size="10pt" fo:font-style="normal" fo:text-shadow="none" style:text-underline-style="none" fo:font-weight="bold" officeooo:rsid="001a7da9" officeooo:paragraph-rsid="001a7da9" style:font-size-asian="10pt" style:font-style-asian="normal" style:font-weight-asian="bold" style:font-size-complex="10pt" style:text-emphasize="none"/>
    </style:style>
    <style:style style:name="P21" style:family="paragraph" style:parent-style-name="Standard" style:list-style-name="L5">
      <style:text-properties fo:color="#c9211e" style:text-outline="false" style:text-line-through-style="none" style:text-line-through-type="none" style:font-name="Calibri" fo:font-size="10pt" fo:font-style="normal" fo:text-shadow="none" style:text-underline-style="none" fo:font-weight="bold" officeooo:rsid="001a7da9" officeooo:paragraph-rsid="001a7da9" style:font-size-asian="10pt" style:font-style-asian="normal" style:font-weight-asian="bold" style:font-size-complex="10pt" style:text-emphasize="none"/>
    </style:style>
    <style:style style:name="P22" style:family="paragraph" style:parent-style-name="Standard" style:list-style-name="L6">
      <style:text-properties fo:color="#c9211e" style:text-outline="false" style:text-line-through-style="none" style:text-line-through-type="none" style:font-name="Calibri" fo:font-size="10pt" fo:font-style="normal" fo:text-shadow="none" style:text-underline-style="none" fo:font-weight="bold" officeooo:rsid="001a7da9" officeooo:paragraph-rsid="001a7da9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rsid="001740ab" officeooo:paragraph-rsid="001740ab" style:font-size-asian="10pt" style:font-style-asian="normal" style:font-weight-asian="bold" style:font-size-complex="10pt" style:text-emphasize="none"/>
    </style:style>
    <style:style style:name="P24" style:family="paragraph" style:parent-style-name="Standard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rsid="0018afe8" officeooo:paragraph-rsid="0018afe8" style:font-size-asian="10pt" style:font-style-asian="normal" style:font-weight-asian="bold" style:font-size-complex="10pt" style:text-emphasize="none"/>
    </style:style>
    <style:style style:name="P25" style:family="paragraph" style:parent-style-name="Standard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rsid="001a7da9" officeooo:paragraph-rsid="001a7da9" style:font-size-asian="10pt" style:font-style-asian="normal" style:font-weight-asian="bold" style:font-size-complex="10pt" style:text-emphasize="none"/>
    </style:style>
    <style:style style:name="P26" style:family="paragraph" style:parent-style-name="Standard" style:list-style-name="L8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rsid="001a7da9" officeooo:paragraph-rsid="001a7da9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rsid="001a7da9" officeooo:paragraph-rsid="001a7da9" fo:background-color="#ffff00" style:font-size-asian="10pt" style:font-style-asian="normal" style:font-weight-asian="bold" style:font-size-complex="10pt" style:text-emphasize="none"/>
    </style:style>
    <style:style style:name="P28" style:family="paragraph" style:parent-style-name="Standard" style:list-style-name="L9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officeooo:rsid="001a7da9" officeooo:paragraph-rsid="001a7da9" fo:background-color="#ffd428" style:font-size-asian="10pt" style:font-style-asian="normal" style:font-weight-asian="bold" style:font-size-complex="10pt" style:text-emphasize="none"/>
    </style:style>
    <style:style style:name="T1" style:family="text">
      <style:text-properties fo:language="zxx" fo:country="none" officeooo:rsid="00188bc7" fo:background-color="#ffff00" loext:char-shading-value="0" style:language-asian="zxx" style:country-asian="none" style:language-complex="zxx" style:country-complex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1a7da9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bff03" style:font-style-asian="normal" style:font-weight-asian="bold" style:text-emphasize="none"/>
    </style:style>
    <style:style style:name="T5" style:family="text">
      <style:text-properties officeooo:rsid="001740ab" fo:background-color="#ffff00" loext:char-shading-value="0"/>
    </style:style>
    <style:style style:name="T6" style:family="text">
      <style:text-properties fo:background-color="#ffd428" loext:char-shading-value="0"/>
    </style:style>
    <style:style style:name="T7" style:family="text">
      <style:text-properties fo:background-color="#ffd428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5cm" fo:text-indent="-0.635cm" fo:margin-left="1.3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önerli dolum ;</text:p>
      <text:p text:style-name="P3">Yıkama Haznesi</text:p>
      <text:p text:style-name="P9">Rotary vanası</text:p>
      <text:p text:style-name="P9">Silindir grubu piston ile beraber</text:p>
      <text:p text:style-name="P1">Etiket makineleri ;</text:p>
      <text:p text:style-name="P10">Standart yuvarlak şişe etiket makinesi </text:p>
      <text:list xml:id="list402130125" text:style-name="L1">
        <text:list-item>
          <text:p text:style-name="P15">genel görünüm</text:p>
        </text:list-item>
      </text:list>
      <text:p text:style-name="P10">İlaç yuvarlak şişe etiket makinesi</text:p>
      <text:list xml:id="list3040893969" text:style-name="L2">
        <text:list-item>
          <text:p text:style-name="P14">genel görünüm</text:p>
        </text:list-item>
        <text:list-item>
          <text:p text:style-name="P17">Etiket var/yok sistemin resmi</text:p>
        </text:list-item>
      </text:list>
      <text:p text:style-name="P4"><text:span text:style-name="T1">Yarı</text:span><text:span text:style-name="T5">. Kapatma ;</text:span></text:p>
      <text:p text:style-name="P9">Yarı otomatik lineer kapatma resmi</text:p>
      <text:p text:style-name="P9">Yarı otomatik tek tork kafalı kapatma resmi</text:p>
      <text:p text:style-name="P3">Yarı otomatik baskı bantlı kapatma</text:p>
      <text:p text:style-name="P1">Dönerli kapatma</text:p>
      <text:p text:style-name="P3">Vidalı dönerli kapatma (bilim)</text:p>
      <text:p text:style-name="P3">vidalı dönerli kapatma servolu (world medicine)</text:p>
      <text:p text:style-name="P23">DÖNERLİ TIPA &amp; KAPAK KAPATMA (abdi veya EST)</text:p>
      <text:p text:style-name="P23">DÖNERLİ SIVAMA KAPAK KAPATMA (noyem)</text:p>
      <text:p text:style-name="P23"/>
      <text:list xml:id="list1599495834" text:style-name="L3">
        <text:list-item>
          <text:p text:style-name="P13"><text:span text:style-name="T2">MAKİNE GENE </text:span><text:span text:style-name="T3">resimleri</text:span><text:span text:style-name="T2"> </text:span></text:p>
        </text:list-item>
        <text:list-item>
          <text:p text:style-name="P18">DÖNERLİ KAPATMALARDA 1 KAFANIN TAMAMINI GÖSTERECEK RESİM GEREKİYOR</text:p>
        </text:list-item>
        <text:list-item>
          <text:p text:style-name="P19">Kapak yolu 1 adet açılı göstersek yeterli</text:p>
        </text:list-item>
      </text:list>
      <text:p text:style-name="P24"/>
      <text:p text:style-name="P27">Modüler kapatma<text:tab/></text:p>
      <text:p text:style-name="P25">MODÜLER VİDALI KAPAK KAPATMA (Hektaş)</text:p>
      <text:list xml:id="list581825945" text:style-name="L4">
        <text:list-item>
          <text:p text:style-name="P20">Alıp sıkma ve kapak verme ünitesi ile beraber kapak yolu</text:p>
        </text:list-item>
        <text:list-item>
          <text:p text:style-name="P20">azot tüneli </text:p>
        </text:list-item>
        <text:list-item>
          <text:p text:style-name="P20">makine genel</text:p>
        </text:list-item>
      </text:list>
      <text:p text:style-name="P25">MODÜLER VİDALI SPREY KAPAK KAPATMA ( Farmatek)</text:p>
      <text:list xml:id="list1761053755" text:style-name="L5">
        <text:list-item>
          <text:p text:style-name="P21">makine genel</text:p>
        </text:list-item>
      </text:list>
      <text:p text:style-name="P25">MODÜLER SIVAMA SPREY KAPAK KAPATMA (Est 16ml)</text:p>
      <text:list xml:id="list778024727" text:style-name="L6">
        <text:list-item>
          <text:p text:style-name="P11"><text:span text:style-name="T2">sprey koyma </text:span><text:span text:style-name="T4">ünitesi</text:span><text:span text:style-name="T2"> </text:span></text:p>
        </text:list-item>
        <text:list-item>
          <text:p text:style-name="P11"><text:span text:style-name="T2">sıvama </text:span><text:span text:style-name="T4">ünitesi</text:span></text:p>
        </text:list-item>
        <text:list-item>
          <text:p text:style-name="P22">yüzük takma </text:p>
        </text:list-item>
        <text:list-item>
          <text:p text:style-name="P22">kapak takma </text:p>
        </text:list-item>
        <text:list-item>
          <text:p text:style-name="P22">makine genel</text:p>
        </text:list-item>
      </text:list>
      <text:p text:style-name="P25"><text:s/></text:p>
      <text:p text:style-name="P5">YATAY KUTULAMA</text:p>
      <text:p text:style-name="P25">O.YATAY KUTULAMA ( 150 )est olur</text:p>
      <text:list xml:id="list371062633" text:style-name="L7">
        <text:list-item>
          <text:p text:style-name="P12">Vial veya ambul belsme ünitesi </text:p>
        </text:list-item>
        <text:list-item>
          <text:p text:style-name="P12"><text:span text:style-name="T7">pomad/tüp besleme ünitesi</text:span> </text:p>
        </text:list-item>
        <text:list-item>
          <text:p text:style-name="P16">şişe helis ile besleme</text:p>
        </text:list-item>
        <text:list-item>
          <text:p text:style-name="P16">şişe yıldız ile besleme</text:p>
        </text:list-item>
        <text:list-item>
          <text:p text:style-name="P16">Prospektüs ünitesinin görüntüsü</text:p>
        </text:list-item>
        <text:list-item>
          <text:p text:style-name="P12">soğuk kodlama ünitesi </text:p>
        </text:list-item>
        <text:list-item>
          <text:p text:style-name="P16">genel görünüm</text:p>
        </text:list-item>
        <text:list-item>
          <text:p text:style-name="P7"/>
        </text:list-item>
      </text:list>
      <text:p text:style-name="P27">O.YATAY DURARAK ÇALIŞAN KUTULAMA ( 60 )</text:p>
      <text:list xml:id="list2299735022" text:style-name="L8">
        <text:list-item>
          <text:p text:style-name="P26">Genel görünüm</text:p>
        </text:list-item>
      </text:list>
      <text:p text:style-name="P25"/>
      <text:p text:style-name="P27">DİKEY KUTULAMA</text:p>
      <text:list xml:id="list1499873048" text:style-name="L9">
        <text:list-item>
          <text:p text:style-name="P28">Ters ve düz genel görünüm</text:p>
        </text:list-item>
        <text:list-item>
          <text:p text:style-name="P28">Prospektüs ünitesi</text:p>
        </text:list-item>
      </text:list>
      <text:p text:style-name="P2">HAVALI ŞİŞE TEMİZLEME(genel görünüm)</text:p>
      <text:list xml:id="list671627257" text:style-name="L10">
        <text:list-item>
          <text:p text:style-name="P8">Küçük ve omron ekran olan</text:p>
        </text:list-item>
        <text:list-item>
          <text:p text:style-name="P8">Büyük beckhhoff(world medicine)</text:p>
        </text:list-item>
      </text:list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42M47S</meta:editing-duration>
    <meta:editing-cycles>8</meta:editing-cycles>
    <meta:generator>LibreOffice/6.3.4.2$Windows_X86_64 LibreOffice_project/60da17e045e08f1793c57c00ba83cdfce946d0aa</meta:generator>
    <dc:date>2021-04-15T08:50:09.032000000</dc:date>
    <meta:document-statistic meta:table-count="0" meta:image-count="0" meta:object-count="0" meta:page-count="2" meta:paragraph-count="54" meta:word-count="234" meta:character-count="1399" meta:non-whitespace-character-count="1234"/>
    <meta:user-defined meta:name="Info 1"/>
    <meta:user-defined meta:name="Info 2"/>
    <meta:user-defined meta:name="Info 3"/>
    <meta:user-defined meta:name="Info 4"/>
  </office:meta>
</office:document-meta>
</file>